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TeXGyreChorus" svg:font-family="TeXGyreChoru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618cm" style:use-optimal-column-width="false"/>
    </style:style>
    <style:style style:name="co2" style:family="table-column">
      <style:table-column-properties style:column-width="14.522cm" style:use-optimal-column-width="false"/>
    </style:style>
    <style:style style:name="co3" style:family="table-column">
      <style:table-column-properties style:column-width="6.703cm" style:use-optimal-column-width="false"/>
    </style:style>
    <style:style style:name="co4" style:family="table-column">
      <style:table-column-properties style:column-width="17.756cm" style:use-optimal-column-width="false"/>
    </style:style>
    <style:style style:name="co5" style:family="table-column">
      <style:table-column-properties style:column-width="10.76cm" style:use-optimal-column-width="false"/>
    </style:style>
    <style:style style:name="co6" style:family="table-column">
      <style:table-column-properties style:column-width="13.1cm" style:use-optimal-column-width="false"/>
    </style:style>
    <style:style style:name="co7" style:family="table-column">
      <style:table-column-properties style:column-width="5.603cm" style:use-optimal-column-width="false"/>
    </style:style>
    <style:style style:name="co8" style:family="table-column">
      <style:table-column-properties style:column-width="15.464cm" style:use-optimal-column-width="false"/>
    </style:style>
    <style:style style:name="co9" style:family="table-column">
      <style:table-column-properties style:column-width="9.464cm" style:use-optimal-column-width="false"/>
    </style:style>
    <style:style style:name="co10" style:family="table-column">
      <style:table-column-properties style:column-width="17.768cm" style:use-optimal-column-width="false"/>
    </style:style>
    <style:style style:name="co11" style:family="table-column">
      <style:table-column-properties style:column-width="12.575cm" style:use-optimal-column-width="false"/>
    </style:style>
    <style:style style:name="co12" style:family="table-column">
      <style:table-column-properties style:column-width="18.184cm" style:use-optimal-column-width="false"/>
    </style:style>
    <style:style style:name="ro1" style:family="table-row">
      <style:table-row-properties style:row-height="1.256cm"/>
    </style:style>
    <style:style style:name="ro2" style:family="table-row">
      <style:table-row-properties style:row-height="10.677cm"/>
    </style:style>
    <style:style style:name="ro3" style:family="table-row">
      <style:table-row-properties style:row-height="1.624cm"/>
    </style:style>
    <style:style style:name="ro4" style:family="table-row">
      <style:table-row-properties style:row-height="17.69cm"/>
    </style:style>
    <style:style style:name="ce1" style:family="table-cell">
      <loext:graphic-properties draw:fill-color="#333333"/>
      <style:paragraph-properties fo:line-height="115%"/>
      <style:text-properties fo:color="#ffffff" style:font-name="Century Schoolbook L" fo:text-shadow="1pt 1pt" fo:font-weight="bold" style:font-weight-asian="bold" style:font-weight-complex="bold"/>
    </style:style>
    <style:style style:name="ce2" style:family="table-cell">
      <loext:graphic-properties draw:fill-color="#333333"/>
      <style:paragraph-properties fo:margin-left="0cm" fo:margin-right="0cm" fo:text-indent="0cm"/>
      <style:text-properties fo:color="#ffffff" style:font-name="Century Schoolbook L" fo:font-size="22pt" fo:font-weight="bold" style:letter-kerning="true" style:font-name-asian="Noto Sans CJK SC Regular" style:font-size-asian="22pt" style:font-weight-asian="bold" style:font-name-complex="FreeSans" style:font-size-complex="22pt" style:font-weight-complex="bold"/>
    </style:style>
    <style:style style:name="ce3" style:family="table-cell">
      <loext:graphic-properties draw:fill-color="#333333"/>
      <style:text-properties fo:color="#ffffff" style:font-name="Century Schoolbook L" fo:font-size="22pt" fo:font-weight="bold" style:font-size-asian="22pt" style:font-weight-asian="bold" style:font-size-complex="22pt" style:font-weight-complex="bold"/>
    </style:style>
    <style:style style:name="ce4" style:family="table-cell">
      <style:text-properties style:font-name="Century Schoolbook L" fo:font-size="22pt" fo:text-shadow="1pt 1pt" fo:font-weight="bold" style:font-size-asian="22pt" style:font-weight-asian="bold" style:font-size-complex="22pt" style:font-weight-complex="bold"/>
    </style:style>
    <style:style style:name="ce5" style:family="table-cell">
      <style:paragraph-properties fo:line-height="115%"/>
    </style:style>
    <style:style style:name="ce6" style:family="table-cell">
      <style:paragraph-properties fo:line-height="115%"/>
    </style:style>
    <style:style style:name="ce7" style:family="table-cell">
      <style:paragraph-properties fo:line-height="115%"/>
    </style:style>
    <style:style style:name="ce8" style:family="table-cell">
      <style:paragraph-properties fo:line-height="115%"/>
    </style:style>
    <style:style style:name="ce9" style:family="table-cell">
      <style:paragraph-properties fo:line-height="115%"/>
      <style:text-properties style:font-name="Century Schoolbook L" fo:font-size="28pt" fo:text-shadow="1pt 1pt" fo:font-weight="bold" style:font-size-asian="28pt" style:font-weight-asian="bold" style:font-size-complex="28pt" style:font-weight-complex="bold"/>
    </style:style>
    <style:style style:name="ce10" style:family="table-cell">
      <style:paragraph-properties fo:margin-left="0cm" fo:margin-right="0cm" fo:text-indent="0cm"/>
      <style:text-properties style:font-name="Liberation Sans" fo:font-size="28pt" fo:font-weight="bold" style:letter-kerning="true" style:font-name-asian="Noto Sans CJK SC Regular" style:font-size-asian="28pt" style:font-weight-asian="bold" style:font-name-complex="FreeSans" style:font-size-complex="28pt" style:font-weight-complex="bold"/>
    </style:style>
    <style:style style:name="ce11" style:family="table-cell">
      <style:text-properties fo:font-size="28pt" fo:font-weight="bold" style:font-size-asian="28pt" style:font-weight-asian="bold" style:font-size-complex="28pt" style:font-weight-complex="bold"/>
    </style:style>
    <style:style style:name="ce12" style:family="table-cell">
      <style:text-properties style:font-name="Century Schoolbook L" fo:font-size="26pt" fo:text-shadow="1pt 1pt" fo:font-weight="bold" style:font-size-asian="26pt" style:font-weight-asian="bold" style:font-size-complex="26pt" style:font-weight-complex="bold"/>
    </style:style>
    <style:style style:name="ce13" style:family="table-cell">
      <style:paragraph-properties fo:line-height="115%"/>
      <style:text-properties fo:font-size="26pt" style:font-size-asian="26pt" style:font-size-complex="26pt"/>
    </style:style>
    <style:style style:name="ce14" style:family="table-cell">
      <style:paragraph-properties fo:margin-left="0cm" fo:margin-right="0cm" fo:margin-top="0.1cm" fo:margin-bottom="0.1cm" fo:line-height="115%" fo:text-indent="0cm"/>
      <style:text-properties style:use-window-font-color="true" style:font-name="Liberation Sans" fo:font-size="26pt" style:letter-kerning="true" style:font-name-asian="Noto Sans CJK SC Regular" style:font-size-asian="26pt" style:font-name-complex="FreeSans" style:font-size-complex="26pt"/>
    </style:style>
    <style:style style:name="ce15" style:family="table-cell">
      <style:paragraph-properties fo:line-height="115%"/>
      <style:text-properties fo:font-size="26pt" style:font-size-asian="26pt" style:font-size-complex="26pt"/>
    </style:style>
    <style:style style:name="ce16" style:family="table-cell">
      <style:paragraph-properties fo:line-height="115%"/>
      <style:text-properties fo:font-size="26pt" style:font-size-asian="26pt" style:font-size-complex="26pt"/>
    </style:style>
    <style:style style:name="ce17" style:family="table-cell">
      <style:paragraph-properties fo:line-height="115%"/>
      <style:text-properties fo:font-size="26pt" style:font-size-asian="26pt" style:font-size-complex="26pt"/>
    </style:style>
    <style:style style:name="P1" style:family="paragraph">
      <style:paragraph-properties fo:line-height="115%"/>
      <style:text-properties fo:color="#ffffff" style:font-name="Century Schoolbook L" fo:text-shadow="1pt 1pt"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ffffff" style:font-name="Century Schoolbook L" fo:font-size="22pt" fo:font-weight="bold" style:letter-kerning="true" style:font-name-asian="Noto Sans CJK SC Regular" style:font-size-asian="22pt" style:font-weight-asian="bold" style:font-name-complex="FreeSans" style:font-size-complex="22pt" style:font-weight-complex="bold"/>
    </style:style>
    <style:style style:name="P3" style:family="paragraph">
      <style:text-properties fo:color="#ffffff" style:font-name="Century Schoolbook L" fo:font-size="22pt" fo:font-weight="bold" style:font-size-asian="22pt" style:font-weight-asian="bold" style:font-size-complex="22pt" style:font-weight-complex="bold"/>
    </style:style>
    <style:style style:name="P4" style:family="paragraph">
      <style:text-properties style:font-name="Century Schoolbook L" fo:font-size="22pt" fo:text-shadow="1pt 1pt" fo:font-weight="bold" style:font-size-asian="22pt" style:font-weight-asian="bold" style:font-size-complex="22pt" style:font-weight-complex="bold"/>
    </style:style>
    <style:style style:name="P5" style:family="paragraph">
      <style:paragraph-properties fo:line-height="115%"/>
      <style:text-properties style:font-name="Century Schoolbook L" fo:font-size="22pt" fo:text-shadow="1pt 1pt" fo:font-weight="bold" style:font-size-asian="22pt" style:font-weight-asian="bold" style:font-size-complex="22pt" style:font-weight-complex="bold"/>
    </style:style>
    <style:style style:name="P6" style:family="paragraph">
      <style:paragraph-properties fo:line-height="115%"/>
    </style:style>
    <style:style style:name="P7" style:family="paragraph">
      <style:paragraph-properties fo:line-height="115%"/>
      <style:text-properties style:font-name="Century Schoolbook L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margin-left="0cm" fo:margin-right="0cm" fo:text-indent="0cm"/>
      <style:text-properties style:font-name="Liberation Sans" fo:font-size="28pt" fo:font-weight="bold" style:letter-kerning="true" style:font-name-asian="Noto Sans CJK SC Regular" style:font-size-asian="28pt" style:font-weight-asian="bold" style:font-name-complex="FreeSans" style:font-size-complex="28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style:font-name="Century Schoolbook L" fo:font-size="26pt" fo:text-shadow="1pt 1pt" fo:font-weight="bold" style:font-size-asian="26pt" style:font-weight-asian="bold" style:font-size-complex="26pt" style:font-weight-complex="bold"/>
    </style:style>
    <style:style style:name="P11" style:family="paragraph">
      <style:paragraph-properties fo:line-height="115%"/>
      <style:text-properties style:font-name="Century Schoolbook L" fo:font-size="26pt" fo:text-shadow="1pt 1pt" fo:font-weight="bold" style:font-size-asian="26pt" style:font-weight-asian="bold" style:font-size-complex="26pt" style:font-weight-complex="bold"/>
    </style:style>
    <style:style style:name="P12" style:family="paragraph">
      <style:paragraph-properties fo:line-height="115%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1cm" fo:margin-bottom="0.1cm" fo:line-height="115%" fo:text-indent="0cm"/>
      <style:text-properties style:use-window-font-color="true" style:font-name="Liberation Sans" fo:font-size="26pt" style:letter-kerning="true" style:font-name-asian="Noto Sans CJK SC Regular" style:font-size-asian="26pt" style:font-name-complex="FreeSans" style:font-size-complex="26pt"/>
    </style:style>
    <style:style style:name="P14" style:family="paragraph">
      <style:paragraph-properties fo:margin-left="0cm" fo:margin-right="0cm" fo:margin-top="0.3cm" fo:margin-bottom="0.3cm" fo:line-height="115%" fo:text-indent="0cm"/>
      <style:text-properties style:use-window-font-color="true" style:font-name="Liberation Sans" fo:font-size="26pt" style:letter-kerning="true" style:font-name-asian="Noto Sans CJK SC Regular" style:font-size-asian="26pt" style:font-name-complex="FreeSans" style:font-size-complex="26pt"/>
    </style:style>
    <style:style style:name="P1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Century Schoolbook L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entury Schoolbook L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Century Schoolbook L" fo:font-weight="bold" style:font-weight-asian="bold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style:font-name="Century Schoolbook L"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Century Schoolbook L" fo:font-weight="normal" style:font-weight-asian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style:font-name="Century Schoolbook L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Century Schoolbook L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8.458cm" svg:height="12.106cm" svg:x="-22.84cm" svg:y="20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1"><text:span text:style-name="T1"><text:s text:c="3"/></text:span><text:span text:style-name="T2"><text:s/></text:span><text:span text:style-name="T2">Stage</text:span></text:p>
              </table:table-cell>
              <table:table-cell table:style-name="ce2">
                <text:p text:style-name="P2"><text:span text:style-name="T2"><text:s text:c="25"/></text:span><text:span text:style-name="T3"><text:s text:c="2"/></text:span><text:span text:style-name="T3">1 </text:span></text:p>
              </table:table-cell>
              <table:table-cell table:style-name="ce2">
                <text:p text:style-name="P2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2</text:span></text:p>
              </table:table-cell>
              <table:table-cell>
    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3</text:span><text:span text:style-name="T2"> </text:span></text:p>
              </table:table-cell>
              <table:table-cell>
                <text:p text:style-name="P3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4</text:span><text:span text:style-name="T2"> </text:span></text:p>
              </table:table-cell>
              <table:table-cell>
                <text:p text:style-name="P3"><text:span text:style-name="T2"><text:s text:c="36"/></text:span><text:span text:style-name="T2">5</text:span></text:p>
              </table:table-cell>
            </table:table-row>
            <table:table-row table:style-name="ro2" table:default-cell-style-name="ce5">
              <table:table-cell table:style-name="ce4">
                <text:p text:style-name="P4"/>
                <text:p text:style-name="P4"/>
                <text:p text:style-name="P4"/>
                <text:p text:style-name="P4"/>
                <text:p text:style-name="P5"><text:span text:style-name="T2"><text:s/></text:span><text:span text:style-name="T2">AI-Native</text:span></text:p>
                <text:p text:style-name="P5"><text:span text:style-name="T2"><text:s/></text:span><text:span text:style-name="T2">Database</text:span></text:p>
              </table:table-cell>
              <table:table-cell>
                <text:p text:style-name="P6"><text:span text:style-name="T4">AI-Advised</text:span></text:p>
                <text:list text:style-name="L1">
                  <text:list-item>
                    <text:p text:style-name="P6"><text:span text:style-name="T5"><text:s/></text:span><text:span text:style-name="T6">Workload Manager </text:span><text:span text:style-name="T7">(e.g., modeling, scheduling, predicting)</text:span></text:p>
                  </text:list-item>
                  <text:list-item>
                    <text:p text:style-name="P6"><text:span text:style-name="T6"><text:s/></text:span><text:span text:style-name="T6">SQL Optimization </text:span><text:span text:style-name="T7">(e.g., SQL rewriter, view advisor, index advisor)</text:span></text:p>
                  </text:list-item>
                  <text:list-item>
                    <text:p text:style-name="P6"><text:span text:style-name="T6"><text:s/></text:span><text:span text:style-name="T6">DB Maintenance </text:span><text:span text:style-name="T7">(e.g., performance monitoring, configuration optimization, data migration, fault tolerance)</text:span></text:p>
                  </text:list-item>
                  <text:list-item>
                    <text:p text:style-name="P6"><text:span text:style-name="T6"><text:s/></text:span><text:span text:style-name="T6">Security </text:span><text:span text:style-name="T7">(e.g., intelligent masking, intelligent auditing, intelligent detecting)</text:span></text:p>
                  </text:list-item>
                </text:list>
              </table:table-cell>
              <table:table-cell>
                <text:p text:style-name="P6"><text:span text:style-name="T4">AI-Assisted</text:span><text:span text:style-name="T1"> </text:span></text:p>
                <text:list text:continue-numbering="true" text:style-name="L1">
                  <text:list-item>
                    <text:p text:style-name="P6"><text:span text:style-name="T8"><text:s text:c="2"/></text:span><text:span text:style-name="T8">Merge AI tools into DB kernel </text:span></text:p>
                  </text:list-item>
                </text:list>
              </table:table-cell>
              <table:table-cell table:style-name="ce6">
                <text:p text:style-name="P6"><text:span text:style-name="T4">AI-Designed</text:span></text:p>
                <text:list text:continue-numbering="true" text:style-name="L1">
                  <text:list-item>
                    <text:p text:style-name="P6"><text:span text:style-name="T8"><text:s text:c="2"/></text:span><text:span text:style-name="T8">Self-Configuring </text:span><text:span text:style-name="T9">(e.g., tuning, software upgrade, data partitioning)</text:span></text:p>
                  </text:list-item>
                  <text:list-item>
                    <text:p text:style-name="P6"><text:span text:style-name="T8"><text:s text:c="2"/></text:span><text:span text:style-name="T8">Self-Healing </text:span><text:span text:style-name="T9">(e.g., automatic failover, automatic recovery, preventive alerts)</text:span></text:p>
                  </text:list-item>
                  <text:list-item>
                    <text:p text:style-name="P6"><text:span text:style-name="T8"><text:s text:c="2"/></text:span><text:span text:style-name="T8">Self-Optimizing </text:span><text:span text:style-name="T9">(e.g., stats collection, index design, MQT design)</text:span></text:p>
                  </text:list-item>
                  <text:list-item>
                    <text:p text:style-name="P6"><text:span text:style-name="T8"><text:s text:c="2"/></text:span><text:span text:style-name="T8">Self-Protecting </text:span><text:span text:style-name="T9">(e.g., throttling requests competing resources)</text:span></text:p>
                  </text:list-item>
                  <text:list-item>
                    <text:p text:style-name="P6"><text:span text:style-name="T8"><text:s text:c="2"/></text:span><text:span text:style-name="T8">Self-Inspecting </text:span><text:span text:style-name="T9">(e.g., consistency check, health check)</text:span></text:p>
                  </text:list-item>
                </text:list>
              </table:table-cell>
              <table:table-cell table:style-name="ce7">
                <text:p text:style-name="P6"><text:span text:style-name="T4">AI-Assembled</text:span><text:span text:style-name="T10"> </text:span></text:p>
                <text:list text:continue-numbering="true" text:style-name="L1">
                  <text:list-item>
                    <text:p text:style-name="P6"><text:span text:style-name="T1"><text:s/></text:span><text:span text:style-name="T8"><text:s/></text:span><text:span text:style-name="T8">Incorporate heterogeneous computing architecture</text:span></text:p>
                  </text:list-item>
                </text:list>
                <text:p text:style-name="P6"><text:span text:style-name="T11"/></text:p>
              </table:table-cell>
              <table:table-cell table:style-name="ce8">
                <text:p text:style-name="P6"><text:span text:style-name="T12">AI-Designed</text:span></text:p>
                <text:list text:continue-numbering="true" text:style-name="L1">
                  <text:list-item>
                    <text:p text:style-name="P6"><text:span text:style-name="T13"><text:s text:c="2"/></text:span><text:span text:style-name="T13">Database initialization</text:span></text:p>
                  </text:list-item>
                  <text:list-item>
                    <text:p text:style-name="P6"><text:span text:style-name="T13"><text:s text:c="2"/></text:span><text:span text:style-name="T13">Database design</text:span></text:p>
                  </text:list-item>
                  <text:list-item>
                    <text:p text:style-name="P6"><text:span text:style-name="T13"><text:s text:c="2"/></text:span><text:span text:style-name="T13">Database implementation and loading</text:span></text:p>
                  </text:list-item>
                  <text:list-item>
                    <text:p text:style-name="P6"><text:span text:style-name="T13"><text:s text:c="2"/></text:span><text:span text:style-name="T13">Database testing and evaluation</text:span></text:p>
                  </text:list-item>
                  <text:list-item>
                    <text:p text:style-name="P6"><text:span text:style-name="T13"><text:s text:c="2"/></text:span><text:span text:style-name="T13">Database operation, maintenance and evolution</text:span></text:p>
                  </text:list-item>
                </text:list>
                <text:p text:style-name="P6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9.057cm" svg:height="19.313cm" svg:x="-24.956cm" svg:y="-7.63cm">
          <table:table table:template-name="earth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1">
              <table:table-cell table:style-name="ce9">
                <text:p text:style-name="P7"><text:s text:c="4"/>Stage</text:p>
              </table:table-cell>
              <table:table-cell table:style-name="ce10">
                <text:p text:style-name="P8"><text:s text:c="25"/>1 </text:p>
              </table:table-cell>
              <table:table-cell table:style-name="ce10">
                <text:p text:style-name="P8"><text:s text:c="14"/>2</text:p>
              </table:table-cell>
              <table:table-cell>
                <text:p text:style-name="P9"><text:s text:c="27"/>3 </text:p>
              </table:table-cell>
              <table:table-cell>
                <text:p text:style-name="P9"><text:s text:c="20"/>4 </text:p>
              </table:table-cell>
              <table:table-cell>
                <text:p text:style-name="P9"><text:s text:c="30"/>5</text:p>
              </table:table-cell>
            </table:table-row>
            <table:table-row table:style-name="ro4">
              <table:table-cell table:style-name="ce12">
                <text:p text:style-name="P10"/>
                <text:p text:style-name="P10"/>
                <text:p text:style-name="P10"/>
                <text:p text:style-name="P10"/>
                <text:p text:style-name="P10"/>
                <text:p text:style-name="P11"><text:s/>AI-Native</text:p>
                <text:p text:style-name="P11"><text:s/>Database <text:s text:c="3"/></text:p>
              </table:table-cell>
              <table:table-cell table:style-name="ce13">
                <text:p text:style-name="P12"><text:span text:style-name="T14"><text:s text:c="18"/></text:span><text:span text:style-name="T15">AI-Advised</text:span></text:p>
                <text:list text:style-name="L1">
                  <text:list-item>
                    <text:p text:style-name="P12"><text:s text:c="2"/><text:span text:style-name="T11"><text:s/></text:span><text:span text:style-name="T11">Workload Manager </text:span><text:span text:style-name="T16">(e.g., modeling, scheduling, predicting)</text:span></text:p>
                  </text:list-item>
                  <text:list-item>
                    <text:p text:style-name="P12"><text:span text:style-name="T11"><text:s text:c="3"/></text:span><text:span text:style-name="T11">SQL Optimization </text:span><text:span text:style-name="T16">(e.g., SQL rewriter, view advisor, index advisor)</text:span></text:p>
                  </text:list-item>
                  <text:list-item>
                    <text:p text:style-name="P12"><text:span text:style-name="T11"><text:s text:c="3"/></text:span><text:span text:style-name="T11">DB Maintenance </text:span><text:span text:style-name="T16">(e.g., performance monitoring, tuning, fault tolerance)</text:span></text:p>
                  </text:list-item>
                  <text:list-item>
                    <text:p text:style-name="P12"><text:span text:style-name="T11"><text:s text:c="3"/></text:span><text:span text:style-name="T11">Security </text:span><text:span text:style-name="T16">(e.g., intelligent masking/auditing/detecting)</text:span></text:p>
                  </text:list-item>
                </text:list>
              </table:table-cell>
              <table:table-cell table:style-name="ce14">
                <text:p text:style-name="P13"><text:span text:style-name="T14"><text:s text:c="6"/></text:span><text:span text:style-name="T15">AI-Assisted</text:span><text:span text:style-name="T17"> </text:span></text:p>
                <text:list text:continue-numbering="true" text:style-name="L1">
                  <text:list-item>
                    <text:p text:style-name="P13"><text:span text:style-name="T11"><text:s text:c="3"/></text:span><text:span text:style-name="T11">Merge AI tools into DB kernel </text:span></text:p>
                  </text:list-item>
                </text:list>
              </table:table-cell>
              <table:table-cell table:style-name="ce15">
                <text:p text:style-name="P12"><text:span text:style-name="T14"><text:s text:c="20"/></text:span><text:span text:style-name="T15">AI-Designed</text:span></text:p>
                <text:list text:continue-numbering="true" text:style-name="L1">
                  <text:list-item>
                    <text:p text:style-name="P12"><text:span text:style-name="T11"><text:s text:c="3"/></text:span><text:span text:style-name="T11">Self-Configuring </text:span><text:span text:style-name="T16">(e.g., tuning, software upgrade, data partitioning)</text:span></text:p>
                  </text:list-item>
                  <text:list-item>
                    <text:p text:style-name="P12"><text:span text:style-name="T11"><text:s text:c="3"/></text:span><text:span text:style-name="T11">Self-Healing </text:span><text:span text:style-name="T16">(e.g., automatic failover, automatic recovery, preventive alerts)</text:span></text:p>
                  </text:list-item>
                  <text:list-item>
                    <text:p text:style-name="P12"><text:span text:style-name="T11"><text:s text:c="3"/></text:span><text:span text:style-name="T11">Self-Optimizing </text:span><text:span text:style-name="T16">(e.g., stats collection, index design, MQT design)</text:span></text:p>
                  </text:list-item>
                  <text:list-item>
                    <text:p text:style-name="P12"><text:span text:style-name="T11"><text:s text:c="3"/></text:span><text:span text:style-name="T11">Self-Protecting </text:span><text:span text:style-name="T16">(e.g., throttling requests competing resources)</text:span></text:p>
                  </text:list-item>
                  <text:list-item>
                    <text:p text:style-name="P12"><text:span text:style-name="T11"><text:s text:c="3"/></text:span><text:span text:style-name="T11">Self-Inspecting </text:span><text:span text:style-name="T16">(e.g., consistency check, health check)</text:span></text:p>
                  </text:list-item>
                </text:list>
              </table:table-cell>
              <table:table-cell table:style-name="ce16">
                <text:p text:style-name="P12"><text:span text:style-name="T14"><text:s text:c="12"/></text:span><text:span text:style-name="T15"><text:s/></text:span><text:span text:style-name="T15">AI-Assembled</text:span><text:span text:style-name="T14"> </text:span></text:p>
                <text:list text:continue-numbering="true" text:style-name="L1">
                  <text:list-item>
                    <text:p text:style-name="P6"><text:span text:style-name="T18">Support different computing powers </text:span><text:span text:style-name="T19">(e.g., ARM, GPU, NPU) <text:s/></text:span><text:span text:style-name="T11"><text:s/></text:span></text:p>
                  </text:list-item>
                  <text:list-item>
                    <text:p text:style-name="P12"><text:span text:style-name="T11">Heterogeneous computing architecture</text:span></text:p>
                  </text:list-item>
                </text:list>
                <text:p text:style-name="P12"><text:span text:style-name="T11"/></text:p>
              </table:table-cell>
              <table:table-cell table:style-name="ce17">
                <text:p text:style-name="P14"><text:span text:style-name="T14"><text:s text:c="21"/></text:span><text:span text:style-name="T15"><text:s text:c="2"/></text:span><text:span text:style-name="T15">AI-Designed</text:span></text:p>
                <text:list text:continue-numbering="true" text:style-name="L1">
                  <text:list-item>
                    <text:p text:style-name="P14"><text:span text:style-name="T11"><text:s text:c="3"/></text:span><text:span text:style-name="T11">Database initialization</text:span></text:p>
                  </text:list-item>
                  <text:list-item>
                    <text:p text:style-name="P14"><text:span text:style-name="T11"><text:s text:c="3"/></text:span><text:span text:style-name="T11">Database design</text:span></text:p>
                  </text:list-item>
                  <text:list-item>
                    <text:p text:style-name="P14"><text:span text:style-name="T11"><text:s text:c="3"/></text:span><text:span text:style-name="T11">Database </text:span><text:span text:style-name="T11">implementation and </text:span><text:span text:style-name="T11">loading</text:span></text:p>
                  </text:list-item>
                  <text:list-item>
                    <text:p text:style-name="P14"><text:span text:style-name="T11"><text:s text:c="3"/></text:span><text:span text:style-name="T11">Database testing and </text:span><text:span text:style-name="T11">evaluation</text:span></text:p>
                  </text:list-item>
                  <text:list-item>
                    <text:p text:style-name="P14"><text:span text:style-name="T11"><text:s text:c="3"/></text:span><text:span text:style-name="T11">Database operation, </text:span><text:span text:style-name="T11">maintenance and </text:span><text:span text:style-name="T11">evolution</text:span></text:p>
                  </text:list-item>
                </text:list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TeXGyreChorus" svg:font-family="TeXGyreChorus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22:44:44.666709414</meta:creation-date>
    <meta:editing-duration>PT3H47M48S</meta:editing-duration>
    <meta:editing-cycles>5</meta:editing-cycles>
    <meta:generator>LibreOffice/5.1.6.2$Linux_X86_64 LibreOffice_project/10m0$Build-2</meta:generator>
    <dc:date>2019-05-31T12:25:10.233456093</dc:date>
    <meta:document-statistic meta:object-count="25"/>
  </office:meta>
</office:document-meta>
</file>